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2cm" style:rel-column-width="9607*"/>
    </style:style>
    <style:style style:name="Tabela1.B" style:family="table-column">
      <style:table-column-properties style:column-width="6.415cm" style:rel-column-width="24730*"/>
    </style:style>
    <style:style style:name="Tabela1.C" style:family="table-column">
      <style:table-column-properties style:column-width="8.093cm" style:rel-column-width="311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a7b8" officeooo:paragraph-rsid="001d7735"/>
    </style:style>
    <style:style style:name="P2" style:family="paragraph" style:parent-style-name="Standard">
      <style:text-properties officeooo:rsid="0019a7b8" officeooo:paragraph-rsid="0020c05e"/>
    </style:style>
    <style:style style:name="P3" style:family="paragraph" style:parent-style-name="Standard">
      <style:text-properties officeooo:rsid="0020c05e" officeooo:paragraph-rsid="0020c05e"/>
    </style:style>
    <style:style style:name="P4" style:family="paragraph" style:parent-style-name="Standard">
      <style:text-properties officeooo:rsid="00260fb4" officeooo:paragraph-rsid="00260fb4"/>
    </style:style>
    <style:style style:name="P5" style:family="paragraph" style:parent-style-name="Standard">
      <style:text-properties officeooo:paragraph-rsid="00279b4e"/>
    </style:style>
    <style:style style:name="P6" style:family="paragraph" style:parent-style-name="Illustration">
      <style:text-properties officeooo:rsid="0020c05e" officeooo:paragraph-rsid="002bf1b1"/>
    </style:style>
    <style:style style:name="P7" style:family="paragraph" style:parent-style-name="Table_20_Contents">
      <style:text-properties officeooo:rsid="00279b4e" officeooo:paragraph-rsid="00279b4e"/>
    </style:style>
    <style:style style:name="P8" style:family="paragraph" style:parent-style-name="Standard" style:list-style-name="L1">
      <style:text-properties officeooo:rsid="0020c05e" officeooo:paragraph-rsid="00279b4e"/>
    </style:style>
    <style:style style:name="P9" style:family="paragraph" style:parent-style-name="Heading_20_1" style:master-page-name="">
      <loext:graphic-properties draw:fill-image-width="0cm" draw:fill-image-height="0cm"/>
      <style:paragraph-properties style:page-number="auto" fo:break-before="page" style:shadow="none"/>
    </style:style>
    <style:style style:name="T1" style:family="text">
      <style:text-properties officeooo:rsid="001d7735"/>
    </style:style>
    <style:style style:name="T2" style:family="text">
      <style:text-properties officeooo:rsid="0020c0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60fb4"/>
    </style:style>
    <style:style style:name="T5" style:family="text">
      <style:text-properties officeooo:rsid="00279b4e"/>
    </style:style>
    <style:style style:name="T6" style:family="text">
      <style:text-properties officeooo:rsid="0029ac4e"/>
    </style:style>
    <style:style style:name="T7" style:family="text">
      <style:text-properties officeooo:rsid="002ad26c"/>
    </style:style>
    <style:style style:name="T8" style:family="text">
      <style:text-properties officeooo:rsid="002bf1b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 Podstawy teorii modelowania systemów rozmytych</text:h>
      <text:h text:style-name="Heading_20_2" text:outline-level="2">1. <text:span text:style-name="T1">Reguły sterownika rozmytego</text:span></text:h>
      <text:p text:style-name="Text_20_body"/>
      <text:p text:style-name="P1">Reguły którymi opisuje się sterownik rozmyty tworzone są następująco :</text:p>
      <text:p text:style-name="P1"/>
      <text:p text:style-name="P1"><text:span text:style-name="Source_20_Text">if &lt;przesłanka&gt; then &lt;konkluzja&gt;</text:span></text:p>
      <text:p text:style-name="P1"/>
      <text:p text:style-name="P1">Przesłankę tworzy się za pomocą serii predykatów połączonych spójnikami logicznymi, Konkluzję tworzą kolejne predykaty. Struktura ta przypomina swą budową bazy wiedzy znane z systemów ekspertowych, jednak wewnątrz każdej reguły "dzieje się" tu dużo więcej. </text:p>
      <text:p text:style-name="P1"/>
      <text:p text:style-name="P1">W zależności od zastosowanego modelu rozmytego możemy spotkać się z różnymi formami predykatów. Aplikacja, która jest przedmiotem tej pracy, bazuje na modelu Mamdaniego <text:span text:style-name="T2">[3]</text:span>. W tym modelu predykaty są postaci :</text:p>
      <text:p text:style-name="P1"/>
      <text:p text:style-name="P2"><text:span text:style-name="Source_20_Text">A is B</text:span></text:p>
      <text:p text:style-name="P2"><text:span text:style-name="Source_20_Text"/></text:p>
      <text:p text:style-name="P2">gdzie :</text:p>
      <text:p text:style-name="P1">A - nazwa danej zmiennej lingwistycznej</text:p>
      <text:p text:style-name="P1">B - jeden z termów opisujących tą zmienną.</text:p>
      <text:p text:style-name="P1"/>
      <text:p text:style-name="P1">Teoria zbiorów rozmytych zakłada, że termy określające zmienną lingwistyczną mają postać zbiorów rozmytych. Zmienna jest więc zbiorem nazwanych zbiorów rozmytych, które mają nazwy wzięte z języka naturalnego. Predykaty w tej postaci może wyglądać tak :</text:p>
      <text:p text:style-name="P1"/>
      <text:p text:style-name="P1"><text:span text:style-name="Source_20_Text">temperatura is niska</text:span></text:p>
      <text:p text:style-name="P1"><text:span text:style-name="Source_20_Text"/></text:p>
      <text:p text:style-name="P1">w miejsce niska możemy wstawić też np. wysoka, śerdnia. Definiujemy w ten sposób kolejne termy ze zbioru termów zmiennej temperatura. Termom tym przypisane są pewne zbiory rozmyte które opisują małą, średnią i wysoką temperaturę. </text:p>
      <text:p text:style-name="P1"/>
      <text:p text:style-name="P1">Zmienne lingwistyczne które występują po lewej stronie reguły nazywamy zmiennymi wejściowymi sterownika. Natomias<text:span text:style-name="T2">t</text:span> zmienne znajdujące się w konkluzji to zmienne w-wyjściowe. Do wnioskowania rozmytego jako podstawę użyto uogólnioną na teorię zbiorów rozmytych regułę <text:span text:style-name="T3">modus ponens</text:span>. Zachowano element, który określał, że prawdziwość przesłanki implikacji pozwala wnioskować o prawdziwości konkluzji. Dodano pojęcie stopnia prawdziwości albo stopnia spełnienia zarówno przesłanki jak i konkluzji. </text:p>
      <text:p text:style-name="P1"/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>2. Bloki i proces wnioskowania rozmytego</text:h>
      <text:h text:style-name="Heading_20_3" text:outline-level="3">2.1. Blok rozmywania</text:h>
      <text:p text:style-name="P3"/>
      <text:p text:style-name="P3">Bazując cały czas na modelu Mamdaniego wyróżniamy kolejne etapy(bloki) wnioskowania rozmytego. Pierwszym z nich jest blok rozmywania. Blok ten przekształca wartość zmiennej wejściowej (zmiennej lingwistycznej) na stopień spełnienia predykatów - przesłanek reguł, które angażują tę zmienną. </text:p>
      <text:p text:style-name="P3"/>
      <text:p text:style-name="P3"/>
      <text:p text:style-name="P3">Najczęściej spotykaną i najprostszą obliczeniowo metodą, która realizuje te cele jest metoda typu singleton. Polega ona na utworzeniu funkcji - zbioru rozmytego X następującej postaci :</text:p>
      <text:p text:style-name="P3"><draw:frame draw:style-name="fr1" draw:name="Obraz1" text:anchor-type="paragraph" svg:x="3.928cm" svg:y="0.639cm" svg:width="8.465cm" svg:height="5.759cm" draw:z-index="0"><draw:image xlink:href="../../img/singleton-example.png" xlink:type="simple" xlink:show="embed" xlink:actuate="onLoad"/></draw:frame></text:p>
      <text:p text:style-name="Illustration">rys I.2.1.1 Singleton</text:p>
      <text:p text:style-name="P3"/>
      <text:p text:style-name="P4">Który zdefiniowany jest funkcją : </text:p>
      <text:p text:style-name="P4"/>
      <text:p text:style-name="P4"><draw:frame draw:style-name="fr3" draw:name="Obiekt1" text:anchor-type="as-char" svg:y="-0.554cm" svg:width="3.771cm" svg:height="0.9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Następnie jako wartość spełenia predykatu przesłanki A is B uznaje się zbiór powstały w wyniku przecięcia zbioru X ze ze zbiorem skojarzonym z termem B. Jest to prosta metoda w wyniku której zbiorem wynikowym predykatu przesłanki jest liczba mówiąca o stopniu aktywacji tego predykatu. Istnieje wiele innych, bardziej skomplikowanych metod rozmywania <text:span text:style-name="T4">[4]</text:span>.</text:p>
      <text:p text:style-name="P3"/>
      <text:h text:style-name="Heading_20_3" text:outline-level="3">2.2. Blok i metody inferencji</text:h>
      <text:p text:style-name="P3"/>
      <text:p text:style-name="P3">Inferencja jest kolejnym etapem działania sterownika rozmytego. Jest ona jednocześnie najbardziej złożona obliczeniowo. Możemy wyróżnić trzy etapy prac tego bloku :</text:p>
      <text:p text:style-name="P3"/>
      <text:list xml:id="list5878387393533399224" text:style-name="L1">
        <text:list-item>
          <text:p text:style-name="P8">agregacja (aggregation)</text:p>
        </text:list-item>
        <text:list-item>
          <text:p text:style-name="P8">wnioskowanie</text:p>
        </text:list-item>
        <text:list-item>
          <text:p text:style-name="P8"><text:soft-page-break/>kumulacja (accumulation)</text:p>
        </text:list-item>
      </text:list>
      <text:p text:style-name="P5"/>
      <text:p text:style-name="P3">Wszystkie te etapy wykonywane są w oparciu o przygotowaną przez eksperta baze reguł. W poprzednim bloku dane zmiennych wejściowych zamienione zostały na stopnie spełnienia odpowiednich predykatów w przesłankach reguł. W tym bloku następuje uruchomienie wszystkich reguł, których przesłanki są spełnione, wyliczenie zbioru rozmytego który jest wynikiem tych reguł oraz kumulacja wyników w każdym bloku reguł.</text:p>
      <text:p text:style-name="P3">Na etapie agregacji stopień spełnienia każdej z reguł obliczany jest na podstawie stopnia spełnienia ich przesłanek. W tym celu używane są logiczne operatory rozmyte znane z logiki Boole'a : AND, OR oraz NOT. W zastosowanej przeze mnie implementacji języka Fuzzy Control Language dostępne <text:span text:style-name="T5">są</text:span> następujące funkcje <text:span text:style-name="T5">(t-normy)</text:span> dla tych spójników : 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7">AND</text:p>
          </table:table-cell>
          <table:table-cell table:style-name="Tabela1.C1" office:value-type="string">
            <text:p text:style-name="P7">OR</text:p>
          </table:table-cell>
        </table:table-row>
        <table:table-row>
          <table:table-cell table:style-name="Tabela1.A2" office:value-type="string">
            <text:p text:style-name="P7">MIN</text:p>
          </table:table-cell>
          <table:table-cell table:style-name="Tabela1.A2" office:value-type="string">
            <text:p text:style-name="Table_20_Contents"><draw:frame draw:style-name="fr3" draw:name="Obiekt2" text:anchor-type="as-char" svg:y="-0.33cm" svg:width="5.779cm" svg:height="0.552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3" draw:name="Obiekt3" text:anchor-type="as-char" svg:y="-0.386cm" svg:width="5.858cm" svg:height="0.542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7">PROD</text:p>
          </table:table-cell>
          <table:table-cell table:style-name="Tabela1.A2" office:value-type="string">
            <text:p text:style-name="Table_20_Contents"><draw:frame draw:style-name="fr3" draw:name="Obiekt4" text:anchor-type="as-char" svg:y="-0.386cm" svg:width="4.734cm" svg:height="0.542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3" draw:name="Obiekt5" text:anchor-type="as-char" svg:y="-0.386cm" svg:width="7.4cm" svg:height="0.542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3">Te reguły dla których stopień spełnienia zagregowanych przesłanek jest niezerowy zostają aktywowane. W wyniku wnioskowania obliczany jest zbiór rozmyty stanowiący konkluzję danej reguły. <text:span text:style-name="T7">Operatorem implikacji jest operator MIN, a p</text:span>olega to obrazowo na "obcięciu" zbioru termu wyjściowego na wysokości stopnia spełnienia zagregowanych przesłanek, <text:span text:style-name="T6">na przykład :</text:span></text:p>
      <text:p text:style-name="P3"><draw:frame draw:style-name="fr2" draw:name="Obraz2" text:anchor-type="paragraph" svg:y="0.379cm" svg:width="8.361cm" svg:height="5.62cm" draw:z-index="6"><draw:image xlink:href="../../img/cut-term.png" xlink:type="simple" xlink:show="embed" xlink:actuate="onLoad"/></draw:frame></text:p>
      <text:p text:style-name="P6">rys I.2.1.<text:span text:style-name="T8">2 Przykład obciętego termu</text:span></text:p>
      <text:p text:style-name="P3"/>
      <text:p text:style-name="P3"/>
      <text:p text:style-name="P3">Dodatkowo w konkluzji każdej reguły możemy podać kilka predykatów dotyczących różnych lub nawet tej samej zmiennej, rozdzielając je operatorem AND. Użycie operatora o tej nazwie podyktowane było zachowaniem czytelności reguł, nie ma on żadnego znaczenia pod względem matematycznym.</text:p>
      <text:p text:style-name="P3"/>
      <text:p text:style-name="P3">Wynikowe zbiory rozmyte kumulują się w ramach danego bloku funkcji sterownika w zbiór rozmyty, który poddawany jest następnie procesowi wyostrzania. Kumulacja polega na zebraniu wszystkich wynikowych zbiorów rozmytych danej zmiennej w jeden zbiór za pomocą funkcji kumulacji. Przykładowe funkcje kumulacji dostępne w implementowanym języku FCL :</text:p>
      <text:p text:style-name="P3"/>
      <text:h text:style-name="Heading_20_3" text:outline-level="3">2.3. Blok wyostrzania.</text:h>
      <text:p text:style-name="P3">Wyostrzanie ma na celu przekształcenie wynikowego zbioru rozmytego na określoną</text:p>
      <text:p text:style-name="P3">wartość rzeczywistą stanowiącą wartość wyjścia modelu.</text:p>
      <text:p text:style-name="P3"><text:soft-page-break/>W tworzonym systemie możliwymi operatorami są :</text:p>
      <text:p text:style-name="P3">- Środek ciężkości (CoG -center of gravity).</text:p>
      <text:p text:style-name="P3">- Środek ciężkości dla singletonów (CoGS - center of gravity for singletons)</text:p>
      <text:p text:style-name="P3"/>
      <text:p text:style-name="P3"><text:span text:style-name="T4">Przykładowe d</text:span>ziałanie <text:span text:style-name="T4">operatora CoG</text:span> powyższych operatorów pokazane zostało na rysunku:</text:p>
      <text:p text:style-name="P3">TODO RYSUNKI :</text:p>
      <text:p text:style-name="P3"/>
      <text:p text:style-name="P3">TODO FUNKCJIE :∫ x μ ( x ) dx</text:p>
      <text:p text:style-name="P3">∫ μ ( x ) dx</text:p>
      <text:p text:style-name="P3">COG</text:p>
      <text:p text:style-name="P3">COGS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46:10.395122776</meta:creation-date>
    <meta:generator>LibreOffice/4.4.2.2$Linux_X86_64 LibreOffice_project/40m0$Build-2</meta:generator>
    <dc:date>2015-07-04T10:30:20.514143584</dc:date>
    <meta:editing-duration>PT8H22M6S</meta:editing-duration>
    <meta:editing-cycles>14</meta:editing-cycles>
    <meta:document-statistic meta:table-count="1" meta:image-count="2" meta:object-count="5" meta:page-count="4" meta:paragraph-count="53" meta:word-count="725" meta:character-count="5189" meta:non-whitespace-character-count="4508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o fence="true" stretchy="false">{</mo>
        <mrow>
          <mtable>
            <mtr>
              <mtd>
                <mrow>
                  <mspace width="1em"/>
                  <mn>1</mn>
                  <mspace width="1em"/>
                  <mi mathvariant="normal">:</mi>
                  <mspace width="1em"/>
                  <mi>x</mi>
                  <mrow>
                    <mspace width="1em"/>
                    <mo stretchy="false">=</mo>
                    <mspace width="1em"/>
                  </mrow>
                  <mi>C</mi>
                </mrow>
              </mtd>
            </mtr>
            <mtr>
              <mtd>
                <mrow>
                  <mspace width="1em"/>
                  <mn>0</mn>
                  <mspace width="1em"/>
                  <mi mathvariant="normal">:</mi>
                  <mspace width="1em"/>
                  <mi>x</mi>
                  <mrow>
                    <mspace width="1em"/>
                    <mo stretchy="false">≠</mo>
                    <mspace width="1em"/>
                  </mrow>
                  <mi>C</mi>
                </mrow>
              </mtd>
            </mtr>
          </mtable>
        </mrow>
        <mo fence="true" stretchy="false">}</mo>
      </mrow>
    </mrow>
    <annotation encoding="StarMath 5.0">f(x)` = `lbrace  binom{``1``: ``x`` =`` C}{``0``:``x``&lt;&gt;``C } rbrace</annotation>
  </semantics>
</math>
</file>

<file path=Object 2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in( μ_A(x),μ_B(y) )</annotation>
  </semantics>
</math>
</file>

<file path=Object 3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ax( μ_A(x),μ_B(y) )</annotation>
  </semantics>
</math>
</file>

<file path=Object 4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cdot  μ_B(y)</annotation>
  </semantics>
</math>
</file>

<file path=Object 5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μ</mi>
          <mi>B</mi>
        </msub>
      </mrow>
      <mrow>
        <mrow>
          <mo fence="true" stretchy="false">(</mo>
          <mrow>
            <mi>y</mi>
          </mrow>
          <mo fence="true" stretchy="false">)</mo>
        </mrow>
        <mo stretchy="false">−</mo>
        <msub>
          <mi>μ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+ μ_B(y) - μ_A(x) cdot  μ_B(y)</annotation>
  </semantics>
</math>
</file>